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0.46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Проверить, что при запуске приложения сразу подключен бесплатный продукт (самый левый на бегунке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рить, что при первом запуске приложения баланс равен нулю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рить, что при нажатии кнопки "Сброс" выполняется обнуление баланса и переход на бесплатный продукт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рить, что при перезапуске приложения баланс сохраняется, а текущий подключенный тариф обнуляется на бесплатный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рить, что бегунком есть возможность просмотреть все доступные предложения с информацией о стоимости и предоставляемой скорости траффика перемещением бегунка вправо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office:value-type="string" calcext:value-type="string">
            <text:p>Проверить, что бегунком есть возможность просмотреть все доступные предложения с информацией о стоимости и предоставляемой скорости траффика при перемещении бегунка влево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office:value-type="string" calcext:value-type="string">
            <text:p>Проверить, что если текущий продукт, на который установлен бегунок, подключен, то кнопка неактивна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office:value-type="string" calcext:value-type="string">
            <text:p>Проверить, что если баланс недостаточен и выбранное предложение не подключено, то кнопка не активна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office:value-type="string" calcext:value-type="string">
            <text:p>Проверить, что если баланс достаточен и выбранное предложение не подключено, то кнопка активна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office:value-type="string" calcext:value-type="string">
            <text:p>Проверить возможность подключения всех предложений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office:value-type="string" calcext:value-type="string">
            <text:p>Проверить, что по нажатию кнопки «Пополнить счет» происходит увеличение баланса на сумму пополнения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>
          <table:table-cell office:value-type="string" calcext:value-type="string">
            <text:p>Проверить, что возможно пополнить счет на сумму копеек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2">
          <table:table-cell office:value-type="string" calcext:value-type="string">
            <text:p>Проверить, что возможно пополнить баланс на большую сумму (например, 10000000000)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2">
          <table:table-cell office:value-type="string" calcext:value-type="string">
            <text:p>Проверить, что невозможно уменьшить баланс, введя отрицательную сумму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2">
          <table:table-cell office:value-type="string" calcext:value-type="string">
            <text:p>Проверить, что невозможно уменьшить баланс, введя отрицательную сумму.</text:p>
          </table:table-cell>
          <table:table-cell office:value-type="string" calcext:value-type="string">
            <text:p>Авто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Автотестами покрываются именно эти сценарии, потому что в случае дефектов в сценариях, на которые не написаны автотесты, остальные тесты не пройдут, а также потому что сценарии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покрытые тестами, можно проверить легко и быстро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.00.0000</text:date>, <text:time style:data-style-name="N2" text:time-value="23:51:04.93704987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3:51:07.572802737</meta:creation-date>
    <meta:editing-duration>PT13M51S</meta:editing-duration>
    <meta:editing-cycles>3</meta:editing-cycles>
    <meta:generator>LibreOffice/5.1.6.2$Linux_X86_64 LibreOffice_project/10m0$Build-2</meta:generator>
    <dc:date>2017-03-06T00:04:56.447476571</dc:date>
    <meta:document-statistic meta:table-count="1" meta:cell-count="28" meta:object-count="0"/>
  </office:meta>
</office:document-meta>
</file>